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fcfe" officeooo:paragraph-rsid="000dfcfe"/>
    </style:style>
    <style:style style:name="P2" style:family="paragraph" style:parent-style-name="Standard">
      <style:text-properties officeooo:rsid="000dfcfe" officeooo:paragraph-rsid="000f94a8"/>
    </style:style>
    <style:style style:name="P3" style:family="paragraph" style:parent-style-name="Standard">
      <style:text-properties officeooo:rsid="000dfcfe" officeooo:paragraph-rsid="0011402f"/>
    </style:style>
    <style:style style:name="P4"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0dfcfe" officeooo:paragraph-rsid="000dfcfe" style:font-size-asian="18pt" style:font-style-asian="italic" style:font-weight-asian="bold" style:font-size-complex="18pt" style:font-style-complex="italic" style:font-weight-complex="bold"/>
    </style:style>
    <style:style style:name="P5" style:family="paragraph" style:parent-style-name="Standard">
      <style:text-properties style:text-underline-style="solid" style:text-underline-width="auto" style:text-underline-color="font-color" fo:font-weight="bold" officeooo:rsid="000dfcfe" officeooo:paragraph-rsid="000dfcf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dfcfe" officeooo:paragraph-rsid="000f94a8"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dfcfe" officeooo:paragraph-rsid="0011402f" style:font-weight-asian="bold" style:font-weight-complex="bold"/>
    </style:style>
    <style:style style:name="T1" style:family="text">
      <style:text-properties officeooo:rsid="000f94a8"/>
    </style:style>
    <style:style style:name="T2" style:family="text">
      <style:text-properties officeooo:rsid="001140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ython Basic</text:p>
      <text:p text:style-name="P4">Assignment – 1</text:p>
      <text:p text:style-name="P1"/>
      <text:p text:style-name="P5">Answer 1:</text:p>
      <text:p text:style-name="P1">‘hello’, -87.8, 6 are values and *, -, /, + aremathematical operators, so these are the expression.</text:p>
      <text:p text:style-name="P1"/>
      <text:p text:style-name="P5">Answer 2:</text:p>
      <text:p text:style-name="P1">In python, string is a class which is <text:s/>collection of a alphabets, numbers, puntuation marks and special characters. Beside that it is iterable.</text:p>
      <text:p text:style-name="P1">Variable is <text:s/>nothing but a memory location ehich store some information which may or may <text:s/>not be <text:s/>changed throughout the execution of the program. Variable can hold integer, floating point numbers, boolean and instance of classes(objects includeing string).</text:p>
      <text:p text:style-name="P1"/>
      <text:p text:style-name="P5">Answer 3:</text:p>
      <text:p text:style-name="P1">The most common data types of python are:</text:p>
      <text:p text:style-name="P1">i) Integer(int)</text:p>
      <text:p text:style-name="P1">ii) Floating-Point numbers(float)</text:p>
      <text:p text:style-name="P1">iii) Complex(complex)</text:p>
      <text:p text:style-name="P1">iv) Boolean(bool)</text:p>
      <text:p text:style-name="P1">v)String(str)</text:p>
      <text:p text:style-name="P1"/>
      <text:p text:style-name="P5">Answer 4:</text:p>
      <text:p text:style-name="P1">Any expression can be made up of operands <text:s/>and opeartors. In python, to make an expression we can use data of different data types, variable consisting data, objects, different mathematical, logical <text:s/>and realational operators and sometimes function calls.</text:p>
      <text:p text:style-name="P1"><text:tab/>All expression is used to calculate some values using all the operands, operators and function call of the expression.</text:p>
      <text:p text:style-name="P1"/>
      <text:p text:style-name="P5">Answer 5:</text:p>
      <text:p text:style-name="P2"><text:span text:style-name="T1">Statement is a standalone unit of execution ehich never <text:s/>returns any value <text:s/>but expression which is a combination of <text:s/>operand, operators and <text:s/>function call calculates some new value using the <text:s/>data of operands. This is the basic difference between statement and <text:s/>expression. As an examle we <text:s/>can say that, </text:span></text:p>
      <text:p text:style-name="P2"><text:span text:style-name="T1">spam=10, it is not creating any new <text:s/>value . Only 10 is assigned in a variable named 10 but if i write</text:span></text:p>
      <text:p text:style-name="P2"><text:span text:style-name="T1">res=10+5.2*math.gcd(35, 21)</text:span></text:p>
      <text:p text:style-name="P2"><text:span text:style-name="T1">It will create a new value using the operands.</text:span></text:p>
      <text:p text:style-name="P2"/>
      <text:p text:style-name="P6"><text:span text:style-name="T1">Answer 6:</text:span></text:p>
      <text:p text:style-name="P2"><text:span text:style-name="T1">After execution of this code the value of bacon will be 22. Although, in the second line bacon is added with 1 but the new value is not stored in bacon. So, the value will remain unchanged.</text:span></text:p>
      <text:p text:style-name="P2"/>
      <text:p text:style-name="P6"><text:span text:style-name="T1">Answer 7:</text:span></text:p>
      <text:p text:style-name="P2"><text:span text:style-name="T1">After exection of the first line, ‘spamspamspam’ will <text:s/>be returned.</text:span></text:p>
      <text:p text:style-name="P2"><text:span text:style-name="T1">After execution of the second line, ‘spamspamspam’ will be returned.</text:span></text:p>
      <text:p text:style-name="P2"/>
      <text:p text:style-name="P6"><text:span text:style-name="T1">Answer 8:</text:span></text:p>
      <text:p text:style-name="P2"><text:span text:style-name="T1">Variables name in python always should start by <text:s/>alphabet or underscore. The variable name is following the condition but the variable name 100 contradicts <text:s/>the condition because here the name starts <text:s/>with a number.</text:span></text:p>
      <text:p text:style-name="P2"/>
      <text:p text:style-name="P6"><text:span text:style-name="T1">Answer 9:</text:span></text:p>
      <text:p text:style-name="P3"><text:soft-page-break/><text:span text:style-name="T2">To get integer: int(value)</text:span></text:p>
      <text:p text:style-name="P3"><text:span text:style-name="T2">To get floating-point number: float(value)</text:span></text:p>
      <text:p text:style-name="P3"><text:span text:style-name="T2">To get string: str(value)</text:span></text:p>
      <text:p text:style-name="P3"/>
      <text:p text:style-name="P7"><text:span text:style-name="T2">Answer 10:</text:span></text:p>
      <text:p text:style-name="P3"><text:span text:style-name="T2">+ operator can onlybe used with same data type. But here in this expression we can see that data type of first and third operand is string but data type of second operand in integer. So, the expression will generate an error.</text:span></text:p>
      <text:p text:style-name="P3"><text:span text:style-name="T2">To fix the error the <text:s/>expression can be used in this way:</text:span></text:p>
      <text:p text:style-name="P3">‘I have eaten ’ + <text:span text:style-name="T2">str(</text:span>99<text:span text:style-name="T2">)</text:span> + ‘ burritos.’;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2T00:47:15.347132580</meta:creation-date>
    <dc:date>2021-04-02T01:18:06.157055515</dc:date>
    <meta:editing-duration>PT6M30S</meta:editing-duration>
    <meta:editing-cycles>1</meta:editing-cycles>
    <meta:document-statistic meta:table-count="0" meta:image-count="0" meta:object-count="0" meta:page-count="2" meta:paragraph-count="37" meta:word-count="426" meta:character-count="2567" meta:non-whitespace-character-count="2155"/>
    <meta:generator>LibreOffice/6.4.6.2$Linux_X86_64 LibreOffice_project/40$Build-2</meta:generator>
  </office:meta>
</office:document-meta>
</file>